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4" style:family="table">
      <style:table-properties style:width="17cm" table:align="margins"/>
    </style:style>
    <style:style style:name="表34.A" style:family="table-column">
      <style:table-column-properties style:column-width="1.214cm" style:rel-column-width="4678*"/>
    </style:style>
    <style:style style:name="表34.B" style:family="table-column">
      <style:table-column-properties style:column-width="1.588cm" style:rel-column-width="6119*"/>
    </style:style>
    <style:style style:name="表34.C" style:family="table-column">
      <style:table-column-properties style:column-width="14.199cm" style:rel-column-width="54738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214cm" style:rel-column-width="4678*"/>
    </style:style>
    <style:style style:name="表35.B" style:family="table-column">
      <style:table-column-properties style:column-width="1.588cm" style:rel-column-width="6119*"/>
    </style:style>
    <style:style style:name="表35.C" style:family="table-column">
      <style:table-column-properties style:column-width="14.199cm" style:rel-column-width="54738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none" fo:border-top="none" fo:border-bottom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style:font-name="Arial" fo:font-size="13pt" style:font-name-asian="Arimo" style:font-size-asian="13pt" style:font-size-complex="13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Arimo" style:font-name-asian="Arimo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4" style:family="paragraph" style:parent-style-name="Table_20_Contents">
      <style:text-properties style:font-name="ＭＳ Ｐゴシック" style:font-name-asian="ＭＳ Ｐゴシック"/>
    </style:style>
    <style:style style:name="P14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46" style:family="paragraph" style:parent-style-name="Standard" style:list-style-name="L110">
      <style:text-properties style:font-name="Arial" fo:font-size="13pt" style:font-name-asian="Arimo" style:font-size-asian="13pt" style:font-size-complex="13pt"/>
    </style:style>
    <style:style style:name="P147" style:family="paragraph" style:parent-style-name="Text_20_body" style:list-style-name="L110">
      <style:text-properties style:font-name="Arial" fo:font-size="13pt" style:font-name-asian="Arimo" style:font-size-asian="13pt" style:font-size-complex="13pt"/>
    </style:style>
    <style:style style:name="P148" style:family="paragraph" style:parent-style-name="Text_20_body">
      <style:text-properties style:font-name="ＭＳ Ｐゴシック" style:font-name-asian="ＭＳ Ｐゴシック"/>
    </style:style>
    <style:style style:name="P1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9">現場</text:p>
          </table:table-cell>
          <table:table-cell table:style-name="表34.C1" office:value-type="string">
            <text:p text:style-name="P12">久が原１丁目計画（アイアール電気）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9">天気</text:p>
          </table:table-cell>
          <table:table-cell table:style-name="表34.C2" office:value-type="string">
            <text:p text:style-name="P12">曇り。晴れ間、一時、見えた。</text:p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9">最寄り</text:p>
          </table:table-cell>
          <table:table-cell table:style-name="表34.C2" office:value-type="string">
            <text:p text:style-name="P12">御嶽山駅</text:p>
          </table:table-cell>
        </table:table-row>
        <table:table-row>
          <table:table-cell table:style-name="表34.B2" office:value-type="string">
            <text:p text:style-name="P9">3-2</text:p>
            <text:p text:style-name="P9"/>
          </table:table-cell>
          <table:table-cell table:style-name="表34.B2" office:value-type="string">
            <text:p text:style-name="P10">開始／終了時刻</text:p>
          </table:table-cell>
          <table:table-cell table:style-name="表34.C2" office:value-type="string">
            <text:list xml:id="list7649016876577473479" text:style-name="L1">
              <text:list-item>
                <text:p text:style-name="P18">開始　：　１０時を少し回った頃か。</text:p>
              </text:list-item>
              <text:list-item>
                <text:p text:style-name="P18">詰所到着　：　１９時５分、ぐらい</text:p>
              </text:list-item>
            </text:list>
          </table:table-cell>
        </table:table-row>
        <table:table-row>
          <table:table-cell table:style-name="表34.A2" office:value-type="float" office:value="4">
            <text:p text:style-name="P9">4</text:p>
          </table:table-cell>
          <table:table-cell table:style-name="表34.B2" office:value-type="string">
            <text:p text:style-name="P9">他職：ポンプ</text:p>
          </table:table-cell>
          <table:table-cell table:style-name="表34.C2" office:value-type="string">
            <text:list xml:id="list2281004118134803899" text:style-name="L2">
              <text:list-item>
                <text:p text:style-name="P19">森田ポンプ。２人。ともに、日本人。[先端]担当の人。１６０ぐらいか。小柄。腹は出ている。太り気味。西洋なしの形の、顔の輪郭。声が大きい。夕方、４時ごろ。笑顔を見せることあり。朝方に見せていた笑顔と、変わらず。</text:p>
              </text:list-item>
              <text:list-item>
                <text:p text:style-name="P19">コントローラ担当の人。１７３ぐらいか。ガタイがいい。青い色のシャツ、だったか。</text:p>
              </text:list-item>
              <text:list-item>
                <text:p text:style-name="P19"/>
              </text:list-item>
            </text:list>
          </table:table-cell>
        </table:table-row>
        <table:table-row>
          <table:table-cell table:style-name="表34.A2" office:value-type="float" office:value="5">
            <text:p text:style-name="P9">5</text:p>
          </table:table-cell>
          <table:table-cell table:style-name="表34.B2" office:value-type="string">
            <text:p text:style-name="P9">他職：土工さん</text:p>
          </table:table-cell>
          <table:table-cell table:style-name="表34.C2" office:value-type="string">
            <text:list xml:id="list5403197500962325410" text:style-name="L3">
              <text:list-item>
                <text:p text:style-name="P20"/>
              </text:list-item>
            </text:list>
          </table:table-cell>
        </table:table-row>
        <table:table-row>
          <table:table-cell table:style-name="表34.A2" office:value-type="float" office:value="6">
            <text:p text:style-name="P9">6</text:p>
          </table:table-cell>
          <table:table-cell table:style-name="表34.B2" office:value-type="string">
            <text:p text:style-name="P9">他職：電気屋さんの相番の人</text:p>
          </table:table-cell>
          <table:table-cell table:style-name="表34.C2" office:value-type="string">
            <text:list xml:id="list7423857911686859369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34.B2" office:value-type="string">
            <text:p text:style-name="P9">6--2</text:p>
          </table:table-cell>
          <table:table-cell table:style-name="表34.B2" office:value-type="string">
            <text:p text:style-name="P9">他職：<text:span text:style-name="T2">警備</text:span></text:p>
          </table:table-cell>
          <table:table-cell table:style-name="表34.C2" office:value-type="string">
            <text:list xml:id="list9044202561336687850" text:style-name="L5">
              <text:list-item>
                <text:p text:style-name="P22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土間屋さん</text:span></text:p>
          </table:table-cell>
          <table:table-cell table:style-name="表34.C2" office:value-type="string">
            <text:list xml:id="list7008772934323414540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34.B2" office:value-type="string">
            <text:p text:style-name="P9"/>
          </table:table-cell>
          <table:table-cell table:style-name="表34.B2" office:value-type="string">
            <text:p text:style-name="P9">他職：<text:span text:style-name="T2">大工さん</text:span></text:p>
          </table:table-cell>
          <table:table-cell table:style-name="表34.C2" office:value-type="string">
            <text:list xml:id="list3766568639417316296" text:style-name="L7">
              <text:list-item>
                <text:p text:style-name="P24"/>
              </text:list-item>
            </text:list>
          </table:table-cell>
        </table:table-row>
        <table:table-row>
          <table:table-cell table:style-name="表34.A2" office:value-type="float" office:value="7">
            <text:p text:style-name="P9">7</text:p>
          </table:table-cell>
          <table:table-cell table:style-name="表34.B2" office:value-type="string">
            <text:p text:style-name="P9">監督さん</text:p>
          </table:table-cell>
          <table:table-cell table:style-name="表34.C2" office:value-type="string">
            <text:list xml:id="list9099781078248901042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34.A2" office:value-type="float" office:value="8">
            <text:p text:style-name="P9">8</text:p>
          </table:table-cell>
          <table:table-cell table:style-name="表34.B2" office:value-type="string">
            <text:p text:style-name="P9">発注者の方</text:p>
          </table:table-cell>
          <table:table-cell table:style-name="表34.C2" office:value-type="string">
            <text:list xml:id="list6889691713101461507" text:style-name="L9">
              <text:list-item>
                <text:p text:style-name="P26"/>
              </text:list-item>
            </text:list>
          </table:table-cell>
        </table:table-row>
        <text:soft-page-break/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東和からの同僚</text:p>
          </table:table-cell>
          <table:table-cell table:style-name="表34.C2" office:value-type="string">
            <text:list xml:id="list5877233243036716792" text:style-name="L10">
              <text:list-item>
                <text:p text:style-name="P27">[かしはら]さん。設備からの請け。府中営業所。設備からは、もうひとり。その人が、本担当。かしはらさんは、休憩の交代の時など、担当している。</text:p>
              </text:list-item>
              <text:list-item>
                <text:p text:style-name="P27">かしはらさんに、夕方、残業の連絡を、横浜へ入れてもらう。自分の携帯は、電池切れ。充電用の電池も、切れているらしい。</text:p>
              </text:list-item>
              <text:list-item>
                <text:p text:style-name="P27">終了の連絡も、かしはらさんに、頼んでもらった。かしはらさんから、府中の営業所へ。府中の人から、横浜へ。</text:p>
              </text:list-item>
            </text:list>
          </table:table-cell>
        </table:table-row>
        <table:table-row>
          <table:table-cell table:style-name="表34.A2" office:value-type="float" office:value="9">
            <text:p text:style-name="P9">9</text:p>
          </table:table-cell>
          <table:table-cell table:style-name="表34.B2" office:value-type="string">
            <text:p text:style-name="P9">現場見取り図</text:p>
          </table:table-cell>
          <table:table-cell table:style-name="表34.C2" office:value-type="string">
            <text:p text:style-name="P13"/>
          </table:table-cell>
        </table:table-row>
        <table:table-row>
          <table:table-cell table:style-name="表34.A2" office:value-type="float" office:value="10">
            <text:p text:style-name="P9">10</text:p>
          </table:table-cell>
          <table:table-cell table:style-name="表34.B2" office:value-type="string">
            <text:p text:style-name="P10">段取り</text:p>
          </table:table-cell>
          <table:table-cell table:style-name="表34.C2" office:value-type="string">
            <text:list xml:id="list8847812385029893776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行き帰りでの出来事、見聞</text:p>
          </table:table-cell>
          <table:table-cell table:style-name="表34.C2" office:value-type="string">
            <text:list xml:id="list6484333844870407284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周囲の事物</text:p>
          </table:table-cell>
          <table:table-cell table:style-name="表34.C2" office:value-type="string">
            <text:list xml:id="list7971545182066508894" text:style-name="L13">
              <text:list-item>
                <text:p text:style-name="P30"/>
              </text:list-item>
            </text:list>
          </table:table-cell>
        </table:table-row>
        <table:table-row>
          <table:table-cell table:style-name="表34.A2" office:value-type="float" office:value="11">
            <text:p text:style-name="P9">11</text:p>
          </table:table-cell>
          <table:table-cell table:style-name="表34.B2" office:value-type="string">
            <text:p text:style-name="P10">その他</text:p>
          </table:table-cell>
          <table:table-cell table:style-name="表34.C2" office:value-type="string">
            <text:list xml:id="list7028084779275060157" text:style-name="L14">
              <text:list-item>
                <text:p text:style-name="P31">建築。２人、視察か、会社の人、来ている。そのうちのひとり、６０半ばか。目が小さい。スラブ担当の監督に、自ら指示を出す。２番目の区画。配管の段取りのときに出た、コンクリ。を、スラブ担当の人に命じて、土工さんの人に、バイブをかけさせる。</text:p>
              </text:list-item>
            </text:list>
          </table:table-cell>
        </table:table-row>
        <table:table-row>
          <table:table-cell table:style-name="表34.A2" office:value-type="float" office:value="12">
            <text:p text:style-name="P9">12</text:p>
          </table:table-cell>
          <table:table-cell table:style-name="表34.B2" office:value-type="string">
            <text:p text:style-name="P10">やってもらったこと</text:p>
          </table:table-cell>
          <table:table-cell table:style-name="表34.C2" office:value-type="string">
            <text:list xml:id="list4721719989842444583" text:style-name="L15">
              <text:list-item>
                <text:p text:style-name="P32">休憩は、１２時ちょうど頃。その時点で、先の半分の区画。３面のうち、２面の柱まで。</text:p>
              </text:list-item>
              <text:list-item>
                <text:p text:style-name="P32">１９時頃か、待ちに入る。詰所で、土工さんのひとりが、相番はもういいよ、といってくれる。</text:p>
              </text:list-item>
            </text:list>
          </table:table-cell>
        </table:table-row>
        <table:table-row>
          <table:table-cell table:style-name="表34.A2">
            <text:p text:style-name="P9"/>
          </table:table-cell>
          <table:table-cell table:style-name="表34.B2" office:value-type="string">
            <text:p text:style-name="P10">危険予知、危険感知</text:p>
          </table:table-cell>
          <table:table-cell table:style-name="表34.C2" office:value-type="string">
            <text:list xml:id="list7681832596397745386" text:style-name="L16">
              <text:list-item>
                <text:p text:style-name="P33"/>
              </text:list-item>
            </text:list>
          </table:table-cell>
        </table:table-row>
      </table:table>
      <text:p text:style-name="P14"/>
      <text:p text:style-name="P4">[/ XXXX] 20220806_113242</text:p>
      <text:p text:style-name="P5"/>
      <text:p text:style-name="P7"/>
      <text:p text:style-name="P2">---------------------------------------------------------------</text:p>
      <text:p text:style-name="P4">[XXX] 20220822_141551</text:p>
      <text:p text:style-name="P14">myself / towa diary / XXX</text:p>
      <text:p text:style-name="P3"><text:span text:style-name="T3">作業日：8</text:span><text:span text:style-name="T5">/19</text:span><text:span text:style-name="T4"> f</text:span></text:p>
      <table:table table:name="表35" table:style-name="表35">
        <table:table-column table:style-name="表35.A"/>
        <table:table-column table:style-name="表35.B"/>
        <table:table-column table:style-name="表35.C"/>
        <text:soft-page-break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9">現場</text:p>
          </table:table-cell>
          <table:table-cell table:style-name="表35.C1" office:value-type="string">
            <text:p text:style-name="P12">蔵前PJ</text:p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9">天気</text:p>
          </table:table-cell>
          <table:table-cell table:style-name="表35.C2" office:value-type="string">
            <text:p text:style-name="P12">晴れ</text:p>
          </table:table-cell>
        </table:table-row>
        <table:table-row>
          <table:table-cell table:style-name="表35.A2" office:value-type="float" office:value="3">
            <text:p text:style-name="P9">3</text:p>
          </table:table-cell>
          <table:table-cell table:style-name="表35.B2" office:value-type="string">
            <text:p text:style-name="P9">最寄り</text:p>
          </table:table-cell>
          <table:table-cell table:style-name="表35.C2" office:value-type="string">
            <text:p text:style-name="P12">蔵前駅</text:p>
          </table:table-cell>
        </table:table-row>
        <table:table-row>
          <table:table-cell table:style-name="表35.B2" office:value-type="string">
            <text:p text:style-name="P9">3-2</text:p>
            <text:p text:style-name="P9"/>
          </table:table-cell>
          <table:table-cell table:style-name="表35.B2" office:value-type="string">
            <text:p text:style-name="P10">開始／終了時刻</text:p>
          </table:table-cell>
          <table:table-cell table:style-name="表35.C2" office:value-type="string">
            <text:list xml:id="list3230665872500604797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35.A2" office:value-type="float" office:value="4">
            <text:p text:style-name="P9">4</text:p>
          </table:table-cell>
          <table:table-cell table:style-name="表35.B2" office:value-type="string">
            <text:p text:style-name="P9">他職：ポンプ</text:p>
          </table:table-cell>
          <table:table-cell table:style-name="表35.C2" office:value-type="string">
            <text:list xml:id="list2376150959014092980" text:style-name="L18">
              <text:list-item>
                <text:p text:style-name="P35">[野田ポンプ]</text:p>
              </text:list-item>
              <text:list-item>
                <text:p text:style-name="P35">２人。ひとりは、南アジアの顔立ち。３０ぐらいか。捌きを担当。</text:p>
              </text:list-item>
              <text:list-item>
                <text:p text:style-name="P35">親方さんは、日本人。社長の息子さんらしい。自分で、そう言っていた。</text:p>
              </text:list-item>
            </text:list>
          </table:table-cell>
        </table:table-row>
        <table:table-row>
          <table:table-cell table:style-name="表35.A2" office:value-type="float" office:value="5">
            <text:p text:style-name="P9">5</text:p>
          </table:table-cell>
          <table:table-cell table:style-name="表35.B2" office:value-type="string">
            <text:p text:style-name="P9">他職：土工さん</text:p>
          </table:table-cell>
          <table:table-cell table:style-name="表35.C2" office:value-type="string">
            <text:list xml:id="list6274489868281698964" text:style-name="L19">
              <text:list-item>
                <text:p text:style-name="P36">バイブ、２人。私の担当した人。１７５ぐらいか。ガタイがいい。顔は、浅黒い。黒人の人の遺伝子、入っているのか。３０半ばか。発達系の特徴、感じる。</text:p>
              </text:list-item>
              <text:list-item>
                <text:p text:style-name="P36">親方さんか、朝礼後、ロングの前で、タバコを吸っている。終盤、ロングで上がってくる。</text:p>
              </text:list-item>
            </text:list>
          </table:table-cell>
        </table:table-row>
        <table:table-row>
          <table:table-cell table:style-name="表35.A2" office:value-type="float" office:value="6">
            <text:p text:style-name="P9">6</text:p>
          </table:table-cell>
          <table:table-cell table:style-name="表35.B2" office:value-type="string">
            <text:p text:style-name="P9">他職：電気屋さんの相番の人</text:p>
          </table:table-cell>
          <table:table-cell table:style-name="表35.C2" office:value-type="string">
            <text:list xml:id="list6203776540389698208" text:style-name="L20">
              <text:list-item>
                <text:p text:style-name="P37">電気本業の人か。腰帯に、道具袋、あったか。顔を、全面、布で覆っている。</text:p>
              </text:list-item>
            </text:list>
          </table:table-cell>
        </table:table-row>
        <table:table-row>
          <table:table-cell table:style-name="表35.B2" office:value-type="string">
            <text:p text:style-name="P9">6--2</text:p>
          </table:table-cell>
          <table:table-cell table:style-name="表35.B2" office:value-type="string">
            <text:p text:style-name="P9">他職：<text:span text:style-name="T2">警備</text:span></text:p>
          </table:table-cell>
          <table:table-cell table:style-name="表35.C2" office:value-type="string">
            <text:list xml:id="list332079099674446461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土間屋さん</text:span></text:p>
          </table:table-cell>
          <table:table-cell table:style-name="表35.C2" office:value-type="string">
            <text:list xml:id="list2840813824095088297" text:style-name="L22">
              <text:list-item>
                <text:p text:style-name="P39"/>
              </text:list-item>
            </text:list>
          </table:table-cell>
        </table:table-row>
        <table:table-row>
          <table:table-cell table:style-name="表35.B2" office:value-type="string">
            <text:p text:style-name="P9"/>
          </table:table-cell>
          <table:table-cell table:style-name="表35.B2" office:value-type="string">
            <text:p text:style-name="P9">他職：<text:span text:style-name="T2">大工さん</text:span></text:p>
          </table:table-cell>
          <table:table-cell table:style-name="表35.C2" office:value-type="string">
            <text:list xml:id="list2544135987557938465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35.A2" office:value-type="float" office:value="7">
            <text:p text:style-name="P9">7</text:p>
          </table:table-cell>
          <table:table-cell table:style-name="表35.B2" office:value-type="string">
            <text:p text:style-name="P9">監督さん</text:p>
          </table:table-cell>
          <table:table-cell table:style-name="表35.C2" office:value-type="string">
            <text:list xml:id="list8151598161028810932" text:style-name="L24">
              <text:list-item>
                <text:p text:style-name="P41">２人。所長さんか、も、スラブにずっといる。</text:p>
              </text:list-item>
              <text:list-item>
                <text:p text:style-name="P41">もうひとりは、３０ぐらいか。若く見える。１７５ぐらい。やせ型。</text:p>
              </text:list-item>
            </text:list>
          </table:table-cell>
        </table:table-row>
        <table:table-row>
          <table:table-cell table:style-name="表35.A2" office:value-type="float" office:value="8">
            <text:p text:style-name="P9">8</text:p>
          </table:table-cell>
          <table:table-cell table:style-name="表35.B2" office:value-type="string">
            <text:p text:style-name="P9">発注者の方</text:p>
          </table:table-cell>
          <table:table-cell table:style-name="表35.C2" office:value-type="string">
            <text:list xml:id="list9190602509202480939" text:style-name="L25">
              <text:list-item>
                <text:p text:style-name="P42">開始、終了、ともに、出てくれる。</text:p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東和からの同僚</text:p>
          </table:table-cell>
          <table:table-cell table:style-name="表35.C2" office:value-type="string">
            <text:list xml:id="list736093702205226480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35.A2" office:value-type="float" office:value="9">
            <text:p text:style-name="P9">9</text:p>
          </table:table-cell>
          <table:table-cell table:style-name="表35.B2" office:value-type="string">
            <text:p text:style-name="P9">現場見取り図</text:p>
          </table:table-cell>
          <table:table-cell table:style-name="表35.C2" office:value-type="string">
            <text:p text:style-name="P13"/>
          </table:table-cell>
        </table:table-row>
        <text:soft-page-break/>
        <table:table-row>
          <table:table-cell table:style-name="表35.A2" office:value-type="float" office:value="10">
            <text:p text:style-name="P9">10</text:p>
          </table:table-cell>
          <table:table-cell table:style-name="表35.B2" office:value-type="string">
            <text:p text:style-name="P10">段取り</text:p>
          </table:table-cell>
          <table:table-cell table:style-name="表35.C2" office:value-type="string">
            <text:list xml:id="list580377280471500069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行き帰りでの出来事、見聞</text:p>
          </table:table-cell>
          <table:table-cell table:style-name="表35.C2" office:value-type="string">
            <text:list xml:id="list3747400344342011368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周囲の事物</text:p>
          </table:table-cell>
          <table:table-cell table:style-name="表35.C2" office:value-type="string">
            <text:list xml:id="list717542418367674140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35.A2" office:value-type="float" office:value="11">
            <text:p text:style-name="P9">11</text:p>
          </table:table-cell>
          <table:table-cell table:style-name="表35.B2" office:value-type="string">
            <text:p text:style-name="P10">その他</text:p>
          </table:table-cell>
          <table:table-cell table:style-name="表35.C2" office:value-type="string">
            <text:list xml:id="list8328457056961884677" text:style-name="L30">
              <text:list-item>
                <text:p text:style-name="P47">終盤。路上のミキサー車を見る。運転の人が、私に向かって、腕を輪の形にして、合図を送る。私は、[終わりだよ]の意味に取り、ただ頷いて、ひっこむ。</text:p>
                <text:list>
                  <text:list-item>
                    <text:p text:style-name="P47">しばらくして、再び下を見る。同じ人が、ややいらだった口調で、[終わりなのかー？？]と、呼ぶ。私は、ポンプの親方さんに、[終わりですか？]と尋ねる。[まだまだ全然行けるよ]とのこと。ミキサーの人には、手真似を添えながら[いま、取り込んでます]と、返答する。</text:p>
                  </text:list-item>
                </text:list>
              </text:list-item>
            </text:list>
          </table:table-cell>
        </table:table-row>
        <table:table-row>
          <table:table-cell table:style-name="表35.A2" office:value-type="float" office:value="12">
            <text:p text:style-name="P9">12</text:p>
          </table:table-cell>
          <table:table-cell table:style-name="表35.B2" office:value-type="string">
            <text:p text:style-name="P10">やってもらったこと</text:p>
          </table:table-cell>
          <table:table-cell table:style-name="表35.C2" office:value-type="string">
            <text:list xml:id="list4673386248251510111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35.A2">
            <text:p text:style-name="P9"/>
          </table:table-cell>
          <table:table-cell table:style-name="表35.B2" office:value-type="string">
            <text:p text:style-name="P10">危険予知、危険感知</text:p>
          </table:table-cell>
          <table:table-cell table:style-name="表35.C2" office:value-type="string">
            <text:list xml:id="list9032097523641041899" text:style-name="L32">
              <text:list-item>
                <text:p text:style-name="P49">足場の通行。最上部の足場。横に渡した、外側の手すり。腰より低いもの、しばしば、ある。通行時に加えて、スラブから足場に、幾分、弾みをつけて乗り移るとき、勢いに引かれて、手すりを越えてしまう。ありうる。</text:p>
              </text:list-item>
            </text:list>
          </table:table-cell>
        </table:table-row>
      </table:table>
      <text:p text:style-name="P14"/>
      <text:p text:style-name="P4">[/ XXXX] 20220822_142710</text:p>
      <text:p text:style-name="P5"/>
      <text:p text:style-name="P7"/>
      <text:p text:style-name="P2">---------------------------------------------------------------</text:p>
      <text:p text:style-name="P4">[XXX] 20220907_154316</text:p>
      <text:p text:style-name="P14">myself / towa diary / XXX</text:p>
      <text:p text:style-name="P3"><text:span text:style-name="T3">作業日：9</text:span><text:span text:style-name="T5">/2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2">港区赤坂７丁目計画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2">曇り。雨、時々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2">青山一丁目駅</text:p>
          </table:table-cell>
        </table:table-row>
        <table:table-row>
          <table:table-cell table:style-name="表1.B2" office:value-type="string">
            <text:p text:style-name="P9">3-2</text:p>
            <text:p text:style-name="P9"/>
          </table:table-cell>
          <table:table-cell table:style-name="表1.B2" office:value-type="string">
            <text:p text:style-name="P10">開始／終了時<text:soft-page-break/>刻</text:p>
          </table:table-cell>
          <table:table-cell table:style-name="表1.C2" office:value-type="string">
            <text:list xml:id="list7910669664677277007" text:style-name="L33">
              <text:list-item>
                <text:p text:style-name="P50">開始　：　９：３０ぐらい</text:p>
              </text:list-item>
              <text:list-item>
                <text:p text:style-name="P50">詰所到着　：　１３：１０ぐらいか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8748632597171594245" text:style-name="L34">
              <text:list-item>
                <text:p text:style-name="P51">前にも、一緒になったことある。仲町台の、２番目の現場、だったか。親方さん。日本人。腹が出ている。１７３少しか。大柄に見える。５０ぐらいか。目がギョロッとしている。</text:p>
              </text:list-item>
              <text:list-item>
                <text:p text:style-name="P51">他に二人。ともに、ベトナム人か。ひとりは、同じく、以前一緒になった時に、いたか。見覚えある。小太り。１６５ぐらい。丸顔。よく、笑顔を見せる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7154331406461151019" text:style-name="L35">
              <text:list-item>
                <text:p text:style-name="P52">バイブ、２人。私が担当したのではない方の人。（P１）。３０半ばか。若く見える。１７３ぐらい。やせ型。眉間に、縦ジワが出る。感の強い気質、か。私の担当した人、ベトナム人。（P２）。１７３ぐらい。P1の人と、体格は似ている。P2の人に、弁当箱の盛換えのとき、P2の人が手当した配置に、何か難詰を告げる。自ら、配置し直す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1896695120386484232" text:style-name="L36">
              <text:list-item>
                <text:p text:style-name="P53">東和からの人。三鷹の営業所。ヒゲあり。鼻の下。１６３ぐらいか。小柄。６０ぐらいか。朝、着替えていたら、[東和の人ですかー？]と、声をかけてき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7075869979751508966" text:style-name="L37">
              <text:list-item>
                <text:p text:style-name="P54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6601534556963748765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6642723713542476653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1004644572281510191" text:style-name="L40">
              <text:list-item>
                <text:p text:style-name="P57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550151936260967071" text:style-name="L41">
              <text:list-item>
                <text:p text:style-name="P58">朝、電話に出てくれる。朝礼の直後、集団の中に、その人を認める。近寄る。挨拶する。新規の場所へ、案内してくれる。</text:p>
              </text:list-item>
              <text:list-item>
                <text:p text:style-name="P58">終了の連絡。携帯の電池、残りわずか。営業所へ電話を入れる。岩崎さんに、お客さんへの連絡を、頼む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6679668997009959851" text:style-name="L42">
              <text:list-item>
                <text:p text:style-name="P5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13"/>
          </table:table-cell>
        </table:table-row>
        <text:soft-page-break/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8073123010892333973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2876918140444701391" text:style-name="L44">
              <text:list-item>
                <text:p text:style-name="P61">朝。現場への途中。大通りにいるとき。大きな犬を２頭、連れた人に出会う。１６５ぐらいか。やや小柄。顔立ちは、白人。東欧か。犬は、セントバーナード。子牛のような、という表現がある。そのまま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3599576846582933040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6260268234840383354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9">12</text:p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4556046333736301614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危険予知、危険感知</text:p>
          </table:table-cell>
          <table:table-cell table:style-name="表1.C2" office:value-type="string">
            <text:list xml:id="list3784156027366282006" text:style-name="L48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20220907_155410</text:p>
      <text:p text:style-name="P5"/>
      <text:p text:style-name="P5"/>
      <text:p text:style-name="P7"/>
      <text:p text:style-name="P2">---------------------------------------------------------------</text:p>
      <text:p text:style-name="P4">[XXX] 20220916_164018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2">川崎市中原区井田三舞町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2">曇り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2">元住吉駅（東横線）</text:p>
          </table:table-cell>
        </table:table-row>
        <table:table-row>
          <table:table-cell table:style-name="表2.B2" office:value-type="string">
            <text:p text:style-name="P9">3-2</text:p>
            <text:p text:style-name="P9"/>
          </table:table-cell>
          <table:table-cell table:style-name="表2.B2" office:value-type="string">
            <text:p text:style-name="P10">開始／終了時刻</text:p>
          </table:table-cell>
          <table:table-cell table:style-name="表2.C2" office:value-type="string">
            <text:list xml:id="list34644707" text:continue-list="list3230665872500604797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1299438162021638071" text:style-name="L49">
              <text:list-item>
                <text:p text:style-name="P66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3414911385414170634" text:style-name="L50">
              <text:list-item>
                <text:p text:style-name="P67">私が担当した、バイブの人。最後、スラブは終わる。私は、１階で、着替える。出ようとして、躯体の出口へ近づく。他に、日建の、職方の人たちか、配管か何かを移動させている。そこへ、この土工の人が、ネコを押しながら、右手から、左手の出口へ、通ろうとする。私は、<text:soft-page-break/>緊急で、その場に停止する。この土工の人に、譲る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相番の人</text:p>
          </table:table-cell>
          <table:table-cell table:style-name="表2.C2" office:value-type="string">
            <text:list xml:id="list1690801833982306072" text:style-name="L51">
              <text:list-item>
                <text:p text:style-name="P68">若い人。最後、足場の上で、この人に、[終わろう]と、頷いて、合図を送る。私は、さきに、足場階段を、降り始め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5241566811496781024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7762273469591805844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6268039369185043608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396433177443049285" text:style-name="L55">
              <text:list-item>
                <text:p text:style-name="P72">二人。所長さんは、１７３ぐらい。５０半ばか。朝礼後、喫煙スペースで、職人さんたち何人かと、談笑している。</text:p>
              </text:list-item>
              <text:list-item>
                <text:p text:style-name="P72">新規の用紙を記入した。その紙を、長尾さんが、喫煙場所にいる、その所長さんに渡す。チェックしている。</text:p>
              </text:list-item>
              <text:list-item>
                <text:p text:style-name="P72">スラブには、若い監督さん。ミキサーの待ちが、何度か出る。監督は、ポンプの人に、なにも伝えていないらしい。昼近くに、ポンプの、職長さんか、批判の辞を漏らしていた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3950606705649342924" text:style-name="L56">
              <text:list-item>
                <text:p text:style-name="P73">長尾さん。小柄。１６５少しか。５０前後か。細長い顔の輪郭。番頭さんの仕事か。朝礼のあと、グループ朝礼。司会する。終了後、着替え終わったあと、電話する。朝礼の場所まで、来てくれる。[いま、一階にいるんだけど…]とのこと。[おれ、行きますよ]と、応じた。じゃあ、朝礼の場所へ…、ということを、おっしゃった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5856056335839550211" text:style-name="L57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2723133392516966033" text:style-name="L58">
              <text:list-item>
                <text:p text:style-name="P75">階段が、２箇所。左右の端に、１つずつ。まず、両方を、踊り場まで打つ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9188008592373124164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6562580489322513877" text:style-name="L60">
              <text:list-item>
                <text:p text:style-name="P77"/>
              </text:list-item>
            </text:list>
          </table:table-cell>
        </table:table-row>
        <text:soft-page-break/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1022942062378332964" text:style-name="L61">
              <text:list-item>
                <text:p text:style-name="P78">朝、場所を間違える。住所地は、現場ではない。住所の記載は、９丁目だったか。実住所は、８丁目。指示書に掲載の地図。は、場所は、合っている。しかし、ぱっと見、駅から見て、十字路の、西南角が、現場であるとの印象を受けた。実際は、その場所は、コープの店舗。地図にも、[コープ]とい名称、印刷されている。しかし、すぐ横に、[現場]という文字。</text:p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9">12</text:p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7371184220929804430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危険予知、危険感知</text:p>
          </table:table-cell>
          <table:table-cell table:style-name="表2.C2" office:value-type="string">
            <text:list xml:id="list5281269341120007810" text:style-name="L63">
              <text:list-item>
                <text:p text:style-name="P80">上に書いたとおり、場所を勘違いした。指示書の地図。も、見るか。</text:p>
              </text:list-item>
            </text:list>
          </table:table-cell>
        </table:table-row>
      </table:table>
      <text:p text:style-name="P14"/>
      <text:p text:style-name="P4">[/ XXXX] 20220916_165517</text:p>
      <text:p text:style-name="P14"/>
      <text:p text:style-name="P14"/>
      <text:p text:style-name="P7"/>
      <text:p text:style-name="P2">---------------------------------------------------------------</text:p>
      <text:p text:style-name="P4">[XXX] 20220918_144806</text:p>
      <text:p text:style-name="P14">myself / towa diary / XXX</text:p>
      <text:p text:style-name="P3"><text:span text:style-name="T3">作業日：9</text:span><text:span text:style-name="T5">/17</text:span><text:span text:style-name="T4"> sa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2">下作延計画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2">晴れ。のち曇り。空もいくらかは、見えている。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2">津田山駅</text:p>
          </table:table-cell>
        </table:table-row>
        <table:table-row>
          <table:table-cell table:style-name="表3.B2" office:value-type="string">
            <text:p text:style-name="P9">3-2</text:p>
            <text:p text:style-name="P9"/>
          </table:table-cell>
          <table:table-cell table:style-name="表3.B2" office:value-type="string">
            <text:p text:style-name="P10">開始／終了時刻</text:p>
          </table:table-cell>
          <table:table-cell table:style-name="表3.C2" office:value-type="string">
            <text:list xml:id="list80635984207040672" text:style-name="L64">
              <text:list-item>
                <text:p text:style-name="P81">開始　　：　９時ちょうどぐらいか。８：１５朝礼。そこから、ポンプの配管の設置、開始。が、思ったよりも早めに、始めた印象を受けた。</text:p>
              </text:list-item>
              <text:list-item>
                <text:p text:style-name="P81">詰所到着　　：　１５：３０過ぎか。終了の連絡の時刻、１５：４０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1784879321794517681" text:style-name="L65">
              <text:list-item>
                <text:p text:style-name="P82">３人。ベトナムの人、１人。ほか二人、５０半ばぐらいか。共に、ヒゲあったか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4312956768082682729" text:style-name="L66">
              <text:list-item>
                <text:p text:style-name="P83">叩きの人。朝の開始直後。階下のパラペット。黄土色の作業服の人。もう一人の、フードを上げている人から、怒鳴られている。</text:p>
              </text:list-item>
            </text:list>
          </table:table-cell>
        </table:table-row>
        <text:soft-page-break/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電気屋さんの相番の人</text:p>
          </table:table-cell>
          <table:table-cell table:style-name="表3.C2" office:value-type="string">
            <text:list xml:id="list4511735293524868143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1934906399236281496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6904285366238842285" text:style-name="L69">
              <text:list-item>
                <text:p text:style-name="P86">小柄な人。赤いシャツを着ていたか。ヒゲあり。口の上。顎にも、あったか。６０ぐらいか。スラブで、ダメ穴の打設。階下に、土工の一人が、呼びかける。返事がない。しばらくして、応答。この人が、[死んでるんじゃないんだな]と、冗談。私は、笑い顔を出して、この人を見る。</text:p>
                <text:list>
                  <text:list-item>
                    <text:p text:style-name="P86">終盤。最後の１台、待ち。私は、先に上がる。１階。休憩所の前。扉の脇。右側。足場階段の前。足場板を渡してある。の上に、この人が腰掛けている。挨拶。着替えを済ませて、再びこの場所へ。この人に、最後の挨拶。[なんだ、もう上がりか？]と、声をかけてくる。[はい、気楽なもんです]と、受ける。私は、笑みを横に広く作る。</text:p>
                  </text:list-item>
                </text:list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8267297634524710660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5634003819506606919" text:style-name="L71">
              <text:list-item>
                <text:p text:style-name="P88">４人か。朝の朝礼時は、３人。所長さんか、２番目に発言される。マンションの予約の状況を報告。１１０いくつ中、９０いくつが、予約済み、らしい。今日も（土曜）、見学に来るかも知れない、対応を頼む、とのこと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971244152581253425" text:style-name="L72">
              <text:list-item>
                <text:p text:style-name="P89">髪に、白髪あり。１７３ぐらいか。細め。目は、小さい。発達関連の人の特徴の、光のない視線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7775514654645884505" text:style-name="L73">
              <text:list-item>
                <text:p text:style-name="P90">[なかたに]氏。４０前後か。１７３ぐらい。目は小さめ。メガメ、あったか。電気から来ている、のだろう。最後、バイブは１本。この人は、残っている。</text:p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13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2256086554383748400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8876200382156255983" text:style-name="L75">
              <text:list-item>
                <text:p text:style-name="P92">帰路。ジョナサンの前の交差点。渡り始める。前から、女の人、５０ぐらいか。中年。が、３人、連れ立って、横に並んで、向かってくる。談笑している。私は、視線は動かない。横をすれ違う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7557391568888919443" text:style-name="L76">
              <text:list-item>
                <text:p text:style-name="P93"/>
              </text:list-item>
            </text:list>
          </table:table-cell>
        </table:table-row>
        <text:soft-page-break/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3992757060162027032" text:style-name="L77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9">12</text:p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1136680614630503695" text:style-name="L78">
              <text:list-item>
                <text:p text:style-name="P95">朝。警備の人。トイレの場所を聞いた。対面時に、指示。ゲートの前まで進んだ時、振り返る。その人は、こちらを見ている。[そこを、奥]と、声をかけてくれ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危険予知、危険感知</text:p>
          </table:table-cell>
          <table:table-cell table:style-name="表3.C2" office:value-type="string">
            <text:list xml:id="list2354068828063597286" text:style-name="L79">
              <text:list-item>
                <text:p text:style-name="P96">スラブ上の、細かな移動。後ろに退くとき、ボイドにつまずくか。いま思うに、ボイドと、スラブ板の色。どちらも、黄土色系統。</text:p>
              </text:list-item>
            </text:list>
          </table:table-cell>
        </table:table-row>
      </table:table>
      <text:p text:style-name="P14"/>
      <text:p text:style-name="P4">[/ XXXX] 20220918_150319</text:p>
      <text:p text:style-name="P14"/>
      <text:p text:style-name="P7"/>
      <text:p text:style-name="P2">---------------------------------------------------------------</text:p>
      <text:p text:style-name="P4">[XXX] 20221002_142451</text:p>
      <text:p text:style-name="P14">myself / towa diary / XXX</text:p>
      <text:p text:style-name="P3"><text:span text:style-name="T3">作業日：9</text:span><text:span text:style-name="T5">/30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2">ガーラ東神奈川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2">晴れ。雲あり。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2">東神奈川駅</text:p>
          </table:table-cell>
        </table:table-row>
        <table:table-row>
          <table:table-cell table:style-name="表4.B2" office:value-type="string">
            <text:p text:style-name="P9">3-2</text:p>
            <text:p text:style-name="P9"/>
          </table:table-cell>
          <table:table-cell table:style-name="表4.B2" office:value-type="string">
            <text:p text:style-name="P10">開始／終了時刻</text:p>
          </table:table-cell>
          <table:table-cell table:style-name="表4.C2" office:value-type="string">
            <text:list xml:id="list6955978361305963341" text:style-name="L111">
              <text:list-item>
                <text:p text:style-name="P127">開始　　　９：２０ぐらいか</text:p>
              </text:list-item>
              <text:list-item>
                <text:p text:style-name="P127">詰所到着　　１５：４０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4303470560620694432" text:style-name="L80">
              <text:list-item>
                <text:p text:style-name="P97">FUJITA</text:p>
              </text:list-item>
              <text:list-item>
                <text:p text:style-name="P97">２人。職長は、日本人。（P1）。ホース捌き、ベトナム人か。（P2）。日本人の人は、６０半ばか。１６５ぐらい。痩せている。顔は、日に焼けている。細長い輪郭。目尻、つり上がっている。二重。</text:p>
                <text:list>
                  <text:list-item>
                    <text:p text:style-name="P97">途中、１枚目の吹き出し壁だったか、コンクリは出しつつ、腕を壁の頭に渡して、腕の上に、額を載せる。下を向いている。疲れている。</text:p>
                  </text:list-item>
                </text:list>
              </text:list-item>
              <text:list-item>
                <text:p text:style-name="P97">ベトナム人の人。３０半ばか。１７０少し。P1の人に、そうじゃない、こっちだ、といった内容の指示を出している。立場は、ほぼ同じ程度、と見た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3492003447015893476" text:style-name="L81">
              <text:list-item>
                <text:p text:style-name="P98">鈴木土木。番頭さん、また来ている。前に、馬淵の現場、派遣で働いているという、若い人がいる現場。にも、来ていた。</text:p>
              </text:list-item>
              <text:list-item>
                <text:p text:style-name="P98">洗いを担当する人。上記の現場にも、いた。６０なかば<text:soft-page-break/>か。１６５ぐらい。小柄。目が、じっと対象を見る。発達系の、特徴。と見る。もうひとり、同じく、洗いの人。白い、ダボズボンを履いている。１６５ぐらい。同じく、小柄。朝、開場を待つとき、先に来ていた。頭は、禿げている。６０半ばか。終盤、バイブのスイッチを、一時、持ってもらう。自分が、足場へ下がろうとする。この人が、スラブにいる自分に、スイッチを渡そうとする。私は、[待って待って、おれ、上がっちゃうから]と伝えて、先に、身体を足場へ上げてしまう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2291763905248905581" text:style-name="L82">
              <text:list-item>
                <text:p text:style-name="P99">本職の人か。３０ぐらいか。ひょろ長い輪郭。朝、打設開始のわずか前、モルタルの出しを待っているとき。早く終わると思ってたんだけど、と、私に話を振る。７階ぐらいまで、立駐。そこから上は、全部、スラブ。とのこと。なので、そこからは、もっと時間がかかるだろう、と予測しているよう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4448823976346747411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6311879127995718945" text:style-name="L84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4829760818439497326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4970847301271786636" text:style-name="L86">
              <text:list-item>
                <text:p text:style-name="P103">４人か。ひとりは、以前、老人ホームのときに、いた。１７０ぐらい。結婚指輪、あり。はきはきと、ものを分かっているよう。[ようは、〇〇だから…]と、手早く、説明す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8545110860273608431" text:style-name="L87">
              <text:list-item>
                <text:p text:style-name="P104">朝、終了時、ともに、留守電。声を入れておく。返信がきている。どちらも、気付かなかっ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5829150230010098542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9180309532127990039" text:style-name="L89">
              <text:list-item>
                <text:p text:style-name="P106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3922354270625590339" text:style-name="L90">
              <text:list-item>
                <text:p text:style-name="P107">帰路。宮前平駅。エレベータに乗る。同乗が、夫婦ひと組。老夫婦。ついて、開く。私は、ドアの前、左手。指を外へ指して、先にいってくれるように、合図する。後方に位置していた、夫。[どおおぞおお]と、呻くような声を出す。私は、先に降りる。</text:p>
              </text:list-item>
            </text:list>
          </table:table-cell>
        </table:table-row>
        <text:soft-page-break/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3974711597674678370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6995743980043998047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9">12</text:p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4966291029262283658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危険予知、危険感知</text:p>
          </table:table-cell>
          <table:table-cell table:style-name="表4.C2" office:value-type="string">
            <text:list xml:id="list6904088261195146110" text:style-name="L94">
              <text:list-item>
                <text:p text:style-name="P111">足場をまたいで、打設が進むとき。足場に上り、降りる。落ちる虞、ある。</text:p>
              </text:list-item>
            </text:list>
          </table:table-cell>
        </table:table-row>
      </table:table>
      <text:p text:style-name="P14"/>
      <text:p text:style-name="P4">[/ XXXX] 20221002_144007</text:p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2"/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B2" office:value-type="string">
            <text:p text:style-name="P9">3-2</text:p>
            <text:p text:style-name="P9"/>
          </table:table-cell>
          <table:table-cell table:style-name="表5.B2" office:value-type="string">
            <text:p text:style-name="P10">開始／終了時刻</text:p>
          </table:table-cell>
          <table:table-cell table:style-name="表5.C2" office:value-type="string">
            <text:list xml:id="list34626169" text:continue-list="list34644707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4360644303423300683" text:style-name="L112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261116548544315891" text:style-name="L113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2663437644592826799" text:style-name="L114">
              <text:list-item>
                <text:p text:style-name="P130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5187646930377092654" text:style-name="L115">
              <text:list-item>
                <text:p text:style-name="P131"/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oft-page-break/><text:span text:style-name="T2">土間屋さん</text:span></text:p>
          </table:table-cell>
          <table:table-cell table:style-name="表5.C2" office:value-type="string">
            <text:list xml:id="list9208470201805179924" text:style-name="L116">
              <text:list-item>
                <text:p text:style-name="P132"/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6513270838709425962" text:style-name="L117">
              <text:list-item>
                <text:p text:style-name="P133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7655041603291612266" text:style-name="L118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4536348171546804017" text:style-name="L119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665120657889527498" text:style-name="L120">
              <text:list-item>
                <text:p text:style-name="P136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4828249615659389536" text:style-name="L121">
              <text:list-item>
                <text:p text:style-name="P137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見聞</text:p>
          </table:table-cell>
          <table:table-cell table:style-name="表5.C2" office:value-type="string">
            <text:list xml:id="list5760672013719694580" text:style-name="L122">
              <text:list-item>
                <text:p text:style-name="P138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9210021661888326124" text:style-name="L123">
              <text:list-item>
                <text:p text:style-name="P139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4709811973890603459" text:style-name="L124">
              <text:list-item>
                <text:p text:style-name="P140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9">12</text:p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1560621409907321041" text:style-name="L125">
              <text:list-item>
                <text:p text:style-name="P141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危険予知、危険感知</text:p>
          </table:table-cell>
          <table:table-cell table:style-name="表5.C2" office:value-type="string">
            <text:list xml:id="list320061463073179485" text:style-name="L126">
              <text:list-item>
                <text:p text:style-name="P142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4">myself / towa diary / XXX</text:p>
      <text:p text:style-name="P3"><text:soft-page-break/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2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4653049" text:continue-list="list34626169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9089740633793904006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815723038578382341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115212259261417808" text:style-name="L97">
              <text:list-item>
                <text:p text:style-name="P114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30638726059751809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pan text:style-name="T2">さん</text:span></text:p>
          </table:table-cell>
          <table:table-cell table:style-name="表13.C2" office:value-type="string">
            <text:list xml:id="list4710644725936369238" text:style-name="L99">
              <text:list-item>
                <text:p text:style-name="P11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</text:span><text:span text:style-name="T2">ん</text:span></text:p>
          </table:table-cell>
          <table:table-cell table:style-name="表13.C2" office:value-type="string">
            <text:list xml:id="list8809758128980190963" text:style-name="L100">
              <text:list-item>
                <text:p text:style-name="P11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5819359287599674758" text:style-name="L101">
              <text:list-item>
                <text:p text:style-name="P11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3671798530452762145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2064177689282738106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748237822167233791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7939986818849658871" text:style-name="L105">
              <text:list-item>
                <text:p text:style-name="P122"/>
              </text:list-item>
            </text:list>
          </table:table-cell>
        </table:table-row>
        <text:soft-page-break/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4369263835111699416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7725994111479562949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5476541205396324940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2129028144397204879" text:style-name="L109">
              <text:list-item>
                <text:p text:style-name="P126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/></text:p>
      <text:p text:style-name="P6">/ --------------------------------------------------------- [STEPS : start] 20191117_134922 /</text:p>
      <text:p text:style-name="P15"/>
      <text:p text:style-name="P8"/>
      <text:list xml:id="list9011378793359743807" text:style-name="L110">
        <text:list-item>
          <text:p text:style-name="P14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###</text:p>
          </table:table-cell>
        </table:table-row>
        <table:table-row>
          <table:table-cell table:style-name="表276.A2" office:value-type="string">
            <text:p text:style-name="P11">start C:\WORKS_2\shortcuts_docs\end_batch\end_diary_towa.bat</text:p>
          </table:table-cell>
        </table:table-row>
        <table:table-row>
          <table:table-cell table:style-name="表276.A3" office:value-type="string">
            <text:p text:style-name="P11">start C:\WORKS_2\shortcuts_docs\end_diary_towa.bat</text:p>
          </table:table-cell>
        </table:table-row>
        <table:table-row>
          <table:table-cell table:style-name="表276.A3" office:value-type="string">
            <text:p text:style-name="P11">r om &amp;&amp; git add -A &amp;&amp; git commit -m "(WS_Others.miscs : diary, towa) periodical updates" &amp;&amp; e &amp;&amp; p</text:p>
          </table:table-cell>
        </table:table-row>
      </table:table>
      <text:list xml:id="list34634864" text:continue-numbering="true" text:style-name="L110">
        <text:list-item>
          <text:p text:style-name="P14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10-02T14:40:34.07</dc:date>
    <dc:creator>iwabuchi ken</dc:creator>
    <meta:editing-duration>P3DT4H19M10S</meta:editing-duration>
    <meta:editing-cycles>458</meta:editing-cycles>
    <meta:generator>OpenOffice/4.1.3$Win32 OpenOffice.org_project/413m1$Build-9783</meta:generator>
    <meta:document-statistic meta:table-count="9" meta:image-count="0" meta:object-count="0" meta:page-count="15" meta:paragraph-count="414" meta:word-count="5883" meta:character-count="7606"/>
  </office:meta>
</office:document-meta>
</file>